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font-name="Century Gothic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1.25pt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1.25pt" fo:letter-spacing="normal" fo:language="es" fo:country="ES" fo:font-style="normal" fo:font-weight="bold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1.25pt" fo:letter-spacing="normal" fo:language="es" fo:country="ES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fo:letter-spacing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1.25pt" fo:letter-spacing="normal" fo:font-style="normal" fo:font-weight="normal"/>
    </style:style>
    <style:style style:name="P12" style:family="paragraph" style:parent-style-name="Text_20_body" style:list-style-name="L3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1.25pt" fo:letter-spacing="normal" fo:font-style="normal" fo:font-weight="normal"/>
    </style:style>
    <style:style style:name="P13" style:family="paragraph" style:parent-style-name="Text_20_body" style:list-style-name="L4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1.2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style:font-name="Century Gothic" fo:font-size="11.25pt" fo:letter-spacing="normal" fo:language="es" fo:country="ES" fo:font-style="normal" fo:font-weight="bold"/>
    </style:style>
    <style:style style:name="P15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656565" loext:opacity="100%" fo:letter-spacing="normal"/>
    </style:style>
    <style:style style:name="P16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56565" loext:opacity="100%" style:font-name="Century Gothic" fo:font-size="11.25pt" fo:letter-spacing="normal" fo:font-style="normal" fo:font-weight="normal"/>
    </style:style>
    <style:style style:name="P17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656565" loext:opacity="100%" style:font-name="Century Gothic" fo:font-size="11.2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Century Gothic" fo:font-size="11.25pt" fo:font-style="normal" fo:font-weight="normal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/>
    </style:style>
    <style:style style:name="T5" style:family="text">
      <style:text-properties fo:language="es" fo:country="ES" fo:font-weight="bold"/>
    </style:style>
    <style:style style:name="T6" style:family="text">
      <style:text-properties fo:font-variant="normal" fo:text-transform="none" fo:color="#656565" loext:opacity="100%" style:font-name="Century Gothic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05666477318_20"/>Reto semana 3: Facturación Concesionario</text:h>
      <text:p text:style-name="P5">El Concesionario UNCar está interesado en su aplicación del inventario y le solicita el demo de la aplicación de tienda de autos con el modulo de Facturación. Las características del modelo se mantienen pero ahora debe tener en cuenta lo siguiente:</text:p>
      <text:p text:style-name="P6">Procesar Comandos</text:p>
      <text:p text:style-name="P5">En la clase Inventario, se debe definir la función procesarComandos() que realiza las siguientes operaciones:</text:p>
      <text:p text:style-name="P5"><text:span text:style-name="T1">Agregar vehículo:</text:span> Opción 1</text:p>
      <text:list xml:id="list1910615790" text:style-name="L1">
        <text:list-item>
          <text:p text:style-name="P11">Se puede añadir un vehículo de tipo comercial con el siguiente comando: </text:p>
        </text:list-item>
      </text:list>
      <text:p text:style-name="P5">1&amp;Comercial&amp;numeroPasajeros&amp;velocidadMaxima&amp;placa&amp;peso_maximo</text:p>
      <text:p text:style-name="P6">Ejemplo:</text:p>
      <text:p text:style-name="P5">1&amp;Comercial&amp;2&amp;150&amp;FFF 222&amp;250</text:p>
      <text:list xml:id="list2805214127" text:style-name="L2">
        <text:list-item>
          <text:p text:style-name="P15"> <text:span text:style-name="T2">Se puede añadir un vehículo de tipo particular con el siguiente comando:</text:span></text:p>
        </text:list-item>
      </text:list>
      <text:p text:style-name="P5">1&amp;Particular&amp;numeroPasajeros&amp;velocidadMaxima&amp;placa&amp;color</text:p>
      <text:p text:style-name="P6">Ejemplo:</text:p>
      <text:p text:style-name="P5">1&amp;Particular&amp;8&amp;160&amp;EEE 111&amp;Verde</text:p>
      <text:p text:style-name="P5"><text:span text:style-name="T1">Listar ítems del inventario:</text:span> Opción 2</text:p>
      <text:p text:style-name="P5">Se debe mostrar la frase: “***Inventario de vehículos***” Seguida por los vehículos en el orden en el que fueron agregados.</text:p>
      <text:p text:style-name="P5">Si se trata de un vehículo particular se mostrará así. Recuerde que \t implica correr el ítem unos espacios a la derecha:</text:p>
      <text:p text:style-name="P5">\tVehiculo Particular - Placa: FFE 000<text:line-break/>\tvelocidad: 180 km/h<text:line-break/>\tpasajeros: 4<text:line-break/>\tcolor: Rojo</text:p>
      <text:p text:style-name="P9"> <text:span text:style-name="T2">Si se trata de un vehículo comercial se mostrará así:</text:span></text:p>
      <text:p text:style-name="P5">\tVehiculo Comercial - Placa: FFF 222<text:line-break/>\tvelocidad: 150 km/h<text:line-break/>\tpasajeros: 2<text:line-break/>\tCarga máxima: 250kg</text:p>
      <text:p text:style-name="P5"><text:span text:style-name="T1">Facturar: </text:span>Opción 3</text:p>
      <text:p text:style-name="P7">El formato de tirilla es similar a los retos.</text:p>
      <text:p text:style-name="P5"><text:soft-page-break/><text:span text:style-name="T4">En este caso se hará con cálculo de IVA y se debe generar la misma tirilla. </text:span><text:span text:style-name="T3">Dada la cantidad total de vehículos se reduce el porcentaje de impuesto a pagar con la campaña titulada "UNCAR UNIVA"</text:span></text:p>
      <text:list xml:id="list3898158397" text:style-name="L3">
        <text:list-item>
          <text:p text:style-name="P12"><text:span text:style-name="T3">Por la compra de 1 carro se paga 20% de IVA</text:span>.</text:p>
        </text:list-item>
        <text:list-item>
          <text:p text:style-name="P16">Por la compra de 2 carros se paga 19% de IVA.</text:p>
        </text:list-item>
        <text:list-item>
          <text:p text:style-name="P16">Por la compra de 3 carros se paga 18% de IVA.</text:p>
        </text:list-item>
        <text:list-item>
          <text:p text:style-name="P16">Por la compra de 4 carros se paga 17% de IVA.</text:p>
        </text:list-item>
        <text:list-item>
          <text:p text:style-name="P16">Por la compra de 5 carros se paga 16% de IVA.</text:p>
        </text:list-item>
        <text:list-item>
          <text:p text:style-name="P16">Por la compra de 6 carros se paga 15% de IVA.</text:p>
        </text:list-item>
        <text:list-item>
          <text:p text:style-name="P16">Por la compra de 7 carros se paga 14% de IVA.</text:p>
        </text:list-item>
        <text:list-item>
          <text:p text:style-name="P16">Por la compra de 8 carros se paga 13% de IVA.</text:p>
        </text:list-item>
        <text:list-item>
          <text:p text:style-name="P16">Por la compra de 9 carros se paga 12% de IVA.</text:p>
        </text:list-item>
        <text:list-item>
          <text:p text:style-name="P16">Por la compra de 10 carros se paga 11% de IVA.</text:p>
        </text:list-item>
        <text:list-item>
          <text:p text:style-name="P16">Así sucesivamente hasta 20 carros paga 1% de IVA. </text:p>
        </text:list-item>
        <text:list-item>
          <text:p text:style-name="P16">Mas de 20 carros no pagan IVA</text:p>
        </text:list-item>
      </text:list>
      <text:p text:style-name="P5">Para este ejemplo los vehículos comerciales tienen un precio de 40 millones y los vehículos particulares un precio de 30 millones.</text:p>
      <text:p text:style-name="P5">La cantidad de vehículos que la empresa tiene en el stock son 100 particulares y 100 comerciales que se van restando de cada factura. </text:p>
      <text:p text:style-name="P5">Por ahora no se pueden agregar al inventario esa funcionalidad se implementará con la base de datos.</text:p>
      <text:p text:style-name="P5">Se valida el stock disponible en cada compra y si no hay suficiente se informa que no lo hay. La validación se hace por cada entrada si no hay de Particular o no hay de Comercial no se puede realizar la factura.</text:p>
      <text:p text:style-name="P7">Ejemplo: </text:p>
      <text:p text:style-name="P5"><text:span text:style-name="T5">Salida: </text:span>Tirillas de compra de acuerdo al procesamiento del comando 3</text:p>
      <text:p text:style-name="P5"><text:span text:style-name="T5">Nota 1: </text:span><text:span text:style-name="T3">Como el Concesionario debe pagar el IVA al gobierno, el valor a cobrar en caso de tener centavos se debe aproximar a techo usando la función Math.ceil() de java y convirtiéndolo a Long.</text:span></text:p>
      <text:p text:style-name="P5"><text:span text:style-name="T5">Ejemplo:</text:span> </text:p>
      <text:p text:style-name="P8">3&amp;Particular&amp;4&amp;Comercial&amp;21&amp;80849599</text:p>
      <text:p text:style-name="P6">Salida:</text:p>
      <text:p text:style-name="P5">CONCESIONARIO UNCAR<text:line-break/>UNCAR - UNIVA<text:line-break/><text:soft-page-break/>NIT: 899.999.063<text:line-break/>Cliente: 80849599<text:line-break/>Vehículo Cant Precio<text:line-break/>Particular x4 $30000000<text:line-break/>Comercial x21 $40000000<text:line-break/>Iva: $0<text:line-break/>Total:  $960000000<text:line-break/>---</text:p>
      <text:p text:style-name="P10"/>
      <text:p text:style-name="P5"><text:span text:style-name="T5">Ejemplo:</text:span> </text:p>
      <text:p text:style-name="P5">3&amp;Particular&amp;19&amp;Comercial&amp;1&amp;1022734737</text:p>
      <text:p text:style-name="P6">Salida:</text:p>
      <text:p text:style-name="P5">CONCESIONARIO UNCAR<text:line-break/>UNCAR - UNIVA<text:line-break/>NIT: 899.999.063<text:line-break/>Cliente: 1022734737<text:line-break/>Vehículo Cant Precio<text:line-break/>Particular x19 $30000000<text:line-break/>Comercial x1 $40000000<text:line-break/>Iva: $6100000<text:line-break/>Total: $616100000<text:line-break/>---</text:p>
      <text:p text:style-name="P5"><text:span text:style-name="T5">Ejemplo:</text:span> </text:p>
      <text:p text:style-name="P5">3&amp;Particular&amp;190&amp;Comercial&amp;1&amp;1022734737</text:p>
      <text:p text:style-name="P5">3&amp;Particular&amp;3&amp;Comercial&amp;101&amp;1022734737</text:p>
      <text:p text:style-name="P5">3&amp;Particular&amp;101&amp;Comercial&amp;102&amp;1022734737</text:p>
      <text:p text:style-name="P5">En cualquiera de estos 3 casos la salida será:</text:p>
      <text:p text:style-name="P3">Salida:</text:p>
      <text:p text:style-name="P5">Lo sentimos no tenemos stock suficiente<text:line-break/>---</text:p>
      <text:p text:style-name="P5">Si se hacen varias compras y el nuevo stock no es suficiente la salida será</text:p>
      <text:p text:style-name="P6">Salida:</text:p>
      <text:p text:style-name="P5">Lo sentimos no tenemos stock suficiente<text:line-break/>---</text:p>
      <text:p text:style-name="P4"><text:span text:style-name="T6">Inventario: Opción 4</text:span><text:line-break/><text:line-break/><text:span text:style-name="T6">Particular: 77</text:span><text:line-break/><text:soft-page-break/><text:span text:style-name="T6">Comercial: 78</text:span><text:line-break/><text:line-break/><text:span text:style-name="T6">Terminar: Opción 5</text:span></text:p>
      <text:p text:style-name="P5"><text:span text:style-name="T1">Nota 2:</text:span> En este ejercicio se requiere subir cuatro archivos. </text:p>
      <text:list xml:id="list2550811249" text:style-name="L4">
        <text:list-item>
          <text:p text:style-name="P13">Uno correspondiente a la clase Vehículo llamado <text:span text:style-name="T1">Vehiculo.java,</text:span></text:p>
        </text:list-item>
        <text:list-item>
          <text:p text:style-name="P17">otro correspondiente al Vehículo particular llamado <text:span text:style-name="T1">Particular.java</text:span></text:p>
        </text:list-item>
        <text:list-item>
          <text:p text:style-name="P17">otro correspondiente al Vehículo comercial llamado <text:span text:style-name="T1">Comercial.java</text:span></text:p>
        </text:list-item>
        <text:list-item>
          <text:p text:style-name="P17">otro correspondiente al Inventario llamado <text:span text:style-name="T1">Inventario.java (Aquí viene el main)</text:span></text:p>
        </text:list-item>
        <text:list-item>
          <text:p text:style-name="P17">Recuerde eliminar la línea de package al hacer el envío y utilizar el botón de [+] para agregar más de un archivo de código fuente. </text:p>
        </text:list-item>
      </text:list>
      <text:p text:style-name="P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7T21:28:06.338815480</meta:creation-date>
    <dc:date>2021-04-23T18:25:31.963220315</dc:date>
    <meta:editing-duration>PT1M33S</meta:editing-duration>
    <meta:editing-cycles>3</meta:editing-cycles>
    <meta:generator>LibreOffice/7.0.5.2$Linux_X86_64 LibreOffice_project/00$Build-2</meta:generator>
    <meta:document-statistic meta:table-count="0" meta:image-count="0" meta:object-count="0" meta:page-count="4" meta:paragraph-count="67" meta:word-count="701" meta:character-count="4283" meta:non-whitespace-character-count="3652"/>
  </office:meta>
</office:document-meta>
</file>